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berana Sans" svg:font-family="'Soberana Sans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9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2.85pt"/>
    </style:style>
    <style:style style:name="co4" style:family="table-column">
      <style:table-column-properties fo:break-before="auto" style:column-width="130.45pt"/>
    </style:style>
    <style:style style:name="co5" style:family="table-column">
      <style:table-column-properties fo:break-before="auto" style:column-width="170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ffffff" fo:background-color="#f2f2f2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oberana Sans" fo:font-size="8pt" fo:font-style="normal" fo:text-shadow="none" style:text-underline-style="none" fo:font-weight="normal" style:font-size-asian="8pt" style:font-style-asian="normal" style:font-weight-asian="normal" style:font-name-complex="Soberana Sans" style:font-size-complex="8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rboeléctrica</text:p>
          </table:table-cell>
          <table:table-cell office:value-type="float" office:value="1253.33333333333" calcext:value-type="float">
            <text:p>1253.3333333333</text:p>
          </table:table-cell>
          <table:table-cell office:value-type="float" office:value="1504" calcext:value-type="float">
            <text:p>150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iclo combinado</text:p>
          </table:table-cell>
          <table:table-cell office:value-type="float" office:value="706.5" calcext:value-type="float">
            <text:p>706.5</text:p>
          </table:table-cell>
          <table:table-cell office:value-type="float" office:value="848" calcext:value-type="float">
            <text:p>8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bustión Interna</text:p>
          </table:table-cell>
          <table:table-cell office:value-type="float" office:value="2361" calcext:value-type="float">
            <text:p>2361</text:p>
          </table:table-cell>
          <table:table-cell office:value-type="float" office:value="2833" calcext:value-type="float">
            <text:p>28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ólica</text:p>
          </table:table-cell>
          <table:table-cell office:value-type="float" office:value="1732" calcext:value-type="float">
            <text:p>1732</text:p>
          </table:table-cell>
          <table:table-cell office:value-type="float" office:value="1836" calcext:value-type="float">
            <text:p>183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otérmica</text:p>
          </table:table-cell>
          <table:table-cell office:value-type="float" office:value="1729.5" calcext:value-type="float">
            <text:p>1729.5</text:p>
          </table:table-cell>
          <table:table-cell office:value-type="float" office:value="2041" calcext:value-type="float">
            <text:p>204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idroeléctrica</text:p>
          </table:table-cell>
          <table:table-cell office:value-type="float" office:value="1684.33333333333" calcext:value-type="float">
            <text:p>1684.3333333333</text:p>
          </table:table-cell>
          <table:table-cell office:value-type="float" office:value="1883.33333333333" calcext:value-type="float">
            <text:p>1883.33333333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cleoeléctrica</text:p>
          </table:table-cell>
          <table:table-cell office:value-type="float" office:value="3577.5" calcext:value-type="float">
            <text:p>3577.5</text:p>
          </table:table-cell>
          <table:table-cell office:value-type="float" office:value="4364.5" calcext:value-type="float">
            <text:p>4364.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ar fotovoltaica</text:p>
          </table:table-cell>
          <table:table-cell table:number-columns-repeated="2" office:value-type="float" office:value="2128" calcext:value-type="float">
            <text:p>21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rmoeléctrica convencional</text:p>
          </table:table-cell>
          <table:table-cell office:value-type="float" office:value="1370.66666666667" calcext:value-type="float">
            <text:p>1370.6666666667</text:p>
          </table:table-cell>
          <table:table-cell office:value-type="float" office:value="1644.66666666667" calcext:value-type="float">
            <text:p>1644.66666666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rmosola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urbogás</text:p>
          </table:table-cell>
          <table:table-cell office:value-type="float" office:value="645" calcext:value-type="float">
            <text:p>645</text:p>
          </table:table-cell>
          <table:table-cell office:value-type="float" office:value="754.875" calcext:value-type="float">
            <text:p>754.875</text:p>
          </table:table-cell>
          <table:table-cell table:number-columns-repeated="11"/>
        </table:table-row>
        <table:table-row table:style-name="ro1" table:number-rows-repeated="19">
          <table:table-cell table:style-name="Default"/>
          <table:table-cell table:number-columns-repeated="13"/>
        </table:table-row>
        <table:table-row table:style-name="ro1" table:number-rows-repeated="11">
          <table:table-cell table:number-columns-repeated="14"/>
        </table:table-row>
        <table:table-row table:style-name="ro1" table:number-rows-repeated="3"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Carboeléctric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iclo combinado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bustión Interna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berana Sans" svg:font-family="'Soberana Sans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$</loext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min-integer-digits="1"/>
      <number:text> </number:text>
    </number:number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7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7P1" style:volatile="true">
      <number:text>-</number:text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7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7P0"/>
      <style:map style:condition="value()&lt;0" style:apply-style-name="N127P1"/>
    </number:currency-style>
    <number:currency-style style:name="N128P0" style:volatile="true">
      <number:currency-symbol number:language="en" number:country="US"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8P1" style:volatile="true">
      <number:currency-symbol number:language="en" number:country="US"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28">
      <number:currency-symbol number:language="en" number:country="US">€</number:currency-symbol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8P0"/>
      <style:map style:condition="value()&lt;0" style:apply-style-name="N128P1"/>
    </number:currency-style>
    <number:number-style style:name="N129P0" style:volatile="true">
      <loext:fill-character>-</loext:fill-character>
      <number:text/>
    </number:number-style>
    <number:number-style style:name="N129P1" style:volatile="true">
      <loext:fill-character>-</loext:fill-character>
      <number:text/>
    </number:number-style>
    <number:number-style style:name="N129P2" style:volatile="true">
      <loext:fill-character>-</loext:fill-character>
      <number:text/>
    </number:number-style>
    <number:text-style style:name="N129">
      <loext:fill-character>-</loext:fill-character>
      <number:text/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">
      <number:number number:decimal-places="2" loext:min-decimal-places="2" number:min-integer-digits="1"/>
      <number:text> </number:text>
    </number:number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4" loext:min-decimal-places="4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7:44:20.609184041</meta:creation-date>
    <dc:date>2016-08-11T18:42:14.798936231</dc:date>
    <meta:editing-duration>PT4M21S</meta:editing-duration>
    <meta:editing-cycles>1</meta:editing-cycles>
    <meta:document-statistic meta:table-count="1" meta:cell-count="34" meta:object-count="0"/>
    <meta:generator>LibreOffice/5.1.4.2$Linux_X86_64 LibreOffice_project/10m0$Build-2</meta:generator>
  </office:meta>
</office:document-meta>
</file>